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draw:textarea-vertical-align="middle" draw:auto-grow-height="false" fo:min-height="1.53cm" fo:min-width="0cm" fo:wrap-option="wrap" loext:decorative="false"/>
    </style:style>
    <style:style style:name="gr3" style:family="graphic" style:parent-style-name="standard">
      <style:graphic-properties svg:stroke-color="#000000" draw:fill="solid" draw:fill-color="#69f0ae" draw:textarea-horizontal-align="justify" draw:textarea-vertical-align="middle" draw:auto-grow-height="false" fo:min-height="1.894cm" fo:min-width="3.369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4fc3f7" draw:textarea-horizontal-align="justify" draw:textarea-vertical-align="middle" draw:auto-grow-height="false" fo:min-height="1.894cm" fo:min-width="3.369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f59d" draw:textarea-horizontal-align="justify" draw:textarea-vertical-align="middle" draw:auto-grow-height="false" fo:min-height="1.894cm" fo:min-width="3.31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Puntas_20_de_20_flecha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Puntas_20_de_20_flecha_20_2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Puntas_20_de_20_flecha_20_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untas_20_de_20_flecha_20_5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44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Puntas_20_de_20_flecha_20_7" draw:marker-end-width="0.3cm" draw:fill="none" draw:fill-color="#b4c7dc" draw:textarea-vertical-align="middle" loext:decorative="false"/>
    </style:style>
    <style:style style:name="gr18" style:family="graphic" style:parent-style-name="objectwithoutfill">
      <style:graphic-properties svg:stroke-color="#000000" draw:marker-end="Puntas_20_de_20_flecha_20_8" draw:marker-end-width="0.3cm" draw:fill="none" draw:fill-color="#b4c7dc" draw:textarea-vertical-align="middle" loext:decorative="false"/>
    </style:style>
    <style:style style:name="gr19" style:family="graphic" style:parent-style-name="objectwithoutfill">
      <style:graphic-properties svg:stroke-color="#000000" draw:marker-end="Puntas_20_de_20_flecha_20_9" draw:marker-end-width="0.3cm" draw:fill="none" draw:fill-color="#b4c7dc" draw:textarea-vertical-align="middle" loext:decorative="false"/>
    </style:style>
    <style:style style:name="gr20" style:family="graphic" style:parent-style-name="objectwithoutfill">
      <style:graphic-properties svg:stroke-color="#000000" draw:marker-end="Puntas_20_de_20_flecha_20_10" draw:marker-end-width="0.3cm" draw:fill="none" draw:fill-color="#b4c7dc" draw:textarea-vertical-align="middle" loext:decorative="false"/>
    </style:style>
    <style:style style:name="gr21" style:family="graphic" style:parent-style-name="objectwithoutfill">
      <style:graphic-properties svg:stroke-color="#000000" draw:fill="none" draw:fill-color="#b4c7dc" draw:textarea-vertical-align="middle" loext:decorative="false"/>
    </style:style>
    <style:style style:name="gr22" style:family="graphic" style:parent-style-name="objectwithoutfill">
      <style:graphic-properties svg:stroke-color="#000000" draw:marker-end="Puntas_20_de_20_flecha_20_11" draw:marker-end-width="0.3cm" draw:fill="none" draw:fill-color="#b4c7dc" draw:textarea-vertical-align="middle" loext:decorative="false"/>
    </style:style>
    <style:style style:name="gr23" style:family="graphic" style:parent-style-name="objectwithoutfill">
      <style:graphic-properties svg:stroke-color="#000000" draw:marker-end="Puntas_20_de_20_flecha_20_12" draw:marker-end-width="0.3cm" draw:fill="none" draw:fill-color="#b4c7dc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color="#000000" draw:marker-end="Puntas_20_de_20_flecha_20_14" draw:marker-end-width="0.3cm" svg:stroke-linecap="butt" draw:fill="none" draw:fill-color="#b4c7dc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 loext:decorative="false"/>
      <style:paragraph-properties style:writing-mode="lr-tb"/>
    </style:style>
    <style:style style:name="gr32" style:family="graphic" style:parent-style-name="standard">
      <style:graphic-properties draw:fill-color="#bbdefb" draw:textarea-horizontal-align="justify" draw:textarea-vertical-align="middle" draw:auto-grow-height="false" fo:min-height="1.164cm" fo:min-width="0.914cm" fo:wrap-option="wrap" loext:decorative="false"/>
      <style:paragraph-properties style:writing-mode="lr-tb"/>
    </style:style>
    <style:style style:name="gr33" style:family="graphic" style:parent-style-name="standard">
      <style:graphic-properties draw:fill-color="#bbdefb" draw:textarea-horizontal-align="justify" draw:textarea-vertical-align="middle" draw:auto-grow-height="false" fo:min-height="1.872cm" fo:min-width="1.622cm" fo:wrap-option="wrap" loext:decorative="false"/>
      <style:paragraph-properties style:writing-mode="lr-tb"/>
    </style:style>
    <style:style style:name="gr34" style:family="graphic" style:parent-style-name="objectwithoutfill">
      <style:graphic-properties draw:marker-end="Puntas_20_de_20_flecha_20_1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Puntas_20_de_20_flecha_20_1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Puntas_20_de_20_flecha_20_18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19.299999237060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9.2999992370605pt"/>
    </style:style>
    <style:style style:name="P4" style:family="paragraph">
      <loext:graphic-properties draw:fill="solid" draw:fill-color="#69f0ae"/>
      <style:paragraph-properties fo:text-align="center" style:writing-mode="lr-tb"/>
      <style:text-properties fo:font-size="19.2999992370605pt"/>
    </style:style>
    <style:style style:name="P5" style:family="paragraph">
      <loext:graphic-properties draw:fill="solid" draw:fill-color="#4fc3f7"/>
      <style:paragraph-properties fo:text-align="center" style:writing-mode="lr-tb"/>
      <style:text-properties fo:font-size="19.2999992370605pt"/>
    </style:style>
    <style:style style:name="P6" style:family="paragraph">
      <loext:graphic-properties draw:fill="solid" draw:fill-color="#fff59d"/>
      <style:paragraph-properties fo:text-align="center" style:writing-mode="lr-tb"/>
      <style:text-properties fo:font-size="19.299999237060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bbdefb"/>
      <style:paragraph-properties fo:text-align="center" style:writing-mode="lr-tb"/>
      <style:text-properties style:font-name="Liberation Sans" fo:font-size="19.2999992370605pt" style:letter-kerning="true" style:font-name-asian="Noto Sans CJK SC" style:font-size-asian="18pt" style:font-name-complex="Lohit Devanagari" style:font-size-complex="18pt"/>
    </style:style>
    <style:style style:name="P10" style:family="paragraph">
      <style:paragraph-properties fo:text-align="center"/>
      <style:text-properties style:font-name="Liberation Sans" fo:font-size="19.2999992370605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="none" draw:fill-color="#b4c7dc"/>
      <style:paragraph-properties fo:text-align="center"/>
    </style:style>
    <style:style style:name="P12" style:family="paragraph">
      <loext:graphic-properties draw:fill-color="#bbdefb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9.2999992370605pt"/>
    </style:style>
    <style:style style:name="T2" style:family="text">
      <style:text-properties style:font-name="Liberation Sans" fo:font-size="19.2999992370605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421cm" svg:height="1.876cm" svg:x="1.052cm" svg:y="4.056cm">
          <draw:text-box>
            <text:p><text:span text:style-name="T1">CLK_IN_N</text:span></text:p>
            <text:p><text:span text:style-name="T1">CLK_IN_P</text:span></text:p>
          </draw:text-box>
        </draw:frame>
        <draw:custom-shape draw:style-name="gr2" draw:text-style-name="P2" draw:layer="layout" svg:width="0.276cm" svg:height="1.876cm" svg:x="4.92cm" svg:y="4.0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xml:id="id1" draw:id="id1" draw:layer="layout" svg:width="3.869cm" svg:height="2.144cm" svg:x="6.931cm" svg:y="3.956cm">
          <text:p text:style-name="P3"><text:span text:style-name="T1">IBUFGD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869cm" svg:height="2.144cm" svg:x="14.331cm" svg:y="3.956cm">
          <text:p text:style-name="P3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819cm" svg:height="2.144cm" svg:x="23.131cm" svg:y="3.956cm">
          <text:p text:style-name="P3"><text:span text:style-name="T1">BUFG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2cm" svg:y1="5cm" svg:x2="6.95cm" svg:y2="5cm">
          <text:p/>
        </draw:line>
        <draw:connector draw:style-name="gr7" draw:text-style-name="P2" draw:layer="layout" svg:x1="10.8cm" svg:y1="5.028cm" svg:x2="14.331cm" svg:y2="5.028cm" draw:start-shape="id1" draw:start-glue-point="1" draw:end-shape="id2" draw:end-glue-point="3" svg:d="M10800 5028h3531" svg:viewBox="0 0 3532 1">
          <text:p text:style-name="P7">CLK_IN</text:p>
          <text:p text:style-name="P7"/>
        </draw:connector>
        <draw:connector draw:style-name="gr8" draw:text-style-name="P2" draw:layer="layout" svg:x1="18.2cm" svg:y1="5.028cm" svg:x2="23.131cm" svg:y2="5.028cm" draw:start-shape="id2" draw:start-glue-point="1" draw:end-shape="id3" draw:end-glue-point="3" svg:d="M18200 5028h4931" svg:viewBox="0 0 4932 1">
          <text:p text:style-name="P7">CLK_100MHz</text:p>
          <text:p text:style-name="P7"/>
        </draw:connector>
        <draw:line draw:style-name="gr9" draw:text-style-name="P2" draw:layer="layout" svg:x1="26.95cm" svg:y1="5cm" svg:x2="32.95cm" svg:y2="5cm">
          <text:p/>
        </draw:line>
        <draw:frame draw:style-name="gr10" draw:text-style-name="P8" draw:layer="layout" svg:width="5.5cm" svg:height="2.384cm" svg:x="27.45cm" svg:y="4.1cm">
          <draw:text-box>
            <text:p>CLK_FREERUN</text:p>
          </draw:text-box>
        </draw:frame>
        <draw:frame draw:style-name="gr11" draw:text-style-name="P1" draw:layer="layout" svg:width="4.673cm" svg:height="1.794cm" svg:x="0.5cm" svg:y="7.456cm">
          <draw:text-box>
            <text:p><text:span text:style-name="T1">GTH_CLK_N</text:span></text:p>
            <text:p><text:span text:style-name="T1">GTH_CLK_P</text:span></text:p>
          </draw:text-box>
        </draw:frame>
        <draw:custom-shape draw:style-name="gr2" draw:text-style-name="P2" draw:layer="layout" svg:width="0.276cm" svg:height="1.876cm" svg:x="4.92cm" svg:y="7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5.869cm" svg:height="2.144cm" svg:x="6.931cm" svg:y="7.356cm">
          <text:p text:style-name="P3"><text:span text:style-name="T2">IB</text:span><text:span text:style-name="T2">U</text:span><text:span text:style-name="T2">F</text:span><text:span text:style-name="T2">G</text:span><text:span text:style-name="T2">D</text:span><text:span text:style-name="T2">S_</text:span><text:span text:style-name="T2">G</text:span><text:span text:style-name="T2">TE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2cm" svg:y1="8.4cm" svg:x2="6.95cm" svg:y2="8.4cm">
          <text:p/>
        </draw:line>
        <draw:line draw:style-name="gr9" draw:text-style-name="P2" draw:layer="layout" svg:x1="12.749cm" svg:y1="8.45cm" svg:x2="17.5cm" svg:y2="8.45cm">
          <text:p/>
        </draw:line>
        <draw:frame draw:style-name="gr10" draw:text-style-name="P8" draw:layer="layout" svg:width="5.5cm" svg:height="2.384cm" svg:x="13.25cm" svg:y="7.5cm">
          <draw:text-box>
            <text:p>GTH_REF</text:p>
            <text:p><text:span text:style-name="T3"/></text:p>
            <text:p><text:span text:style-name="T4">(gtrefclk00_in)</text:span></text:p>
          </draw:text-box>
        </draw:frame>
        <draw:custom-shape draw:style-name="gr12" draw:text-style-name="P9" draw:layer="layout" svg:width="5.869cm" svg:height="6.5cm" svg:x="3.931cm" svg:y="13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869cm" svg:height="6.5cm" svg:x="21.681cm" svg:y="1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95cm" svg:height="2.144cm" svg:x="13.8cm" svg:y="13.75cm">
          <text:p text:style-name="P10"><text:span text:style-name="T2">BUFG_G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5cm" svg:height="2.144cm" svg:x="13.8cm" svg:y="17cm">
          <text:p text:style-name="P10"><text:span text:style-name="T2">BUFG_GT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383cm" svg:height="0.962cm" svg:x="5.85cm" svg:y="12.8cm">
          <draw:text-box>
            <text:p>GT</text:p>
          </draw:text-box>
        </draw:frame>
        <draw:frame draw:style-name="gr16" draw:text-style-name="P8" draw:layer="layout" svg:width="1.383cm" svg:height="0.962cm" svg:x="23.867cm" svg:y="12.788cm">
          <draw:text-box>
            <text:p>GT</text:p>
          </draw:text-box>
        </draw:frame>
        <draw:line draw:style-name="gr17" draw:text-style-name="P11" draw:layer="layout" svg:x1="9.75cm" svg:y1="14.75cm" svg:x2="13.75cm" svg:y2="14.75cm">
          <text:p/>
        </draw:line>
        <draw:line draw:style-name="gr18" draw:text-style-name="P11" draw:layer="layout" svg:x1="17.75cm" svg:y1="14.75cm" svg:x2="21.75cm" svg:y2="14.75cm">
          <text:p/>
        </draw:line>
        <draw:line draw:style-name="gr19" draw:text-style-name="P11" draw:layer="layout" svg:x1="9.75cm" svg:y1="18cm" svg:x2="13.75cm" svg:y2="18cm">
          <text:p/>
        </draw:line>
        <draw:line draw:style-name="gr20" draw:text-style-name="P11" draw:layer="layout" svg:x1="17.75cm" svg:y1="18cm" svg:x2="21.75cm" svg:y2="18cm">
          <text:p/>
        </draw:line>
        <draw:line draw:style-name="gr21" draw:text-style-name="P11" xml:id="id4" draw:id="id4" draw:layer="layout" svg:x1="19.25cm" svg:y1="14.75cm" svg:x2="19.25cm" svg:y2="16cm">
          <text:p/>
        </draw:line>
        <draw:line draw:style-name="gr21" draw:text-style-name="P11" draw:layer="layout" svg:x1="19.25cm" svg:y1="18cm" svg:x2="19.25cm" svg:y2="19.25cm">
          <text:p/>
        </draw:line>
        <draw:line draw:style-name="gr22" draw:text-style-name="P11" draw:layer="layout" svg:x1="19.25cm" svg:y1="16cm" svg:x2="21.75cm" svg:y2="16cm">
          <text:p/>
        </draw:line>
        <draw:line draw:style-name="gr23" draw:text-style-name="P11" xml:id="id5" draw:id="id5" draw:layer="layout" svg:x1="19.25cm" svg:y1="19.25cm" svg:x2="21.75cm" svg:y2="19.25cm">
          <text:p/>
        </draw:line>
        <draw:frame draw:style-name="gr24" draw:text-style-name="P8" draw:layer="layout" svg:width="3.923cm" svg:height="0.962cm" svg:x="5.8cm" svg:y="14.25cm">
          <draw:text-box>
            <text:p>rxoutclk_out</text:p>
          </draw:text-box>
        </draw:frame>
        <draw:frame draw:style-name="gr25" draw:text-style-name="P8" draw:layer="layout" svg:width="3.889cm" svg:height="0.962cm" svg:x="5.801cm" svg:y="17.45cm">
          <draw:text-box>
            <text:p>txoutclk_out</text:p>
          </draw:text-box>
        </draw:frame>
        <draw:frame draw:style-name="gr26" draw:text-style-name="P8" draw:layer="layout" svg:width="3.533cm" svg:height="0.962cm" svg:x="21.75cm" svg:y="14.288cm">
          <draw:text-box>
            <text:p>rxusrclk_in</text:p>
          </draw:text-box>
        </draw:frame>
        <draw:frame draw:style-name="gr25" draw:text-style-name="P8" draw:layer="layout" svg:width="3.889cm" svg:height="0.962cm" svg:x="21.827cm" svg:y="15.5cm">
          <draw:text-box>
            <text:p>rxusrclk2_in</text:p>
          </draw:text-box>
        </draw:frame>
        <draw:frame draw:style-name="gr27" draw:text-style-name="P8" draw:layer="layout" svg:width="3.499cm" svg:height="0.962cm" svg:x="21.827cm" svg:y="17.4cm">
          <draw:text-box>
            <text:p>txusrclk_in</text:p>
          </draw:text-box>
        </draw:frame>
        <draw:frame draw:style-name="gr28" draw:text-style-name="P8" draw:layer="layout" svg:width="3.851cm" svg:height="0.962cm" svg:x="21.827cm" svg:y="18.75cm">
          <draw:text-box>
            <text:p>txusrclk2_in</text:p>
          </draw:text-box>
        </draw:frame>
        <draw:connector draw:style-name="gr29" draw:text-style-name="P11" draw:layer="layout" draw:line-skew="-5.299cm" svg:x1="19.25cm" svg:y1="14.75cm" svg:x2="29.346cm" svg:y2="11.584cm" draw:start-shape="id4" draw:start-glue-point="0" svg:d="M19250 14750v-3166h10096" svg:viewBox="0 0 10097 3167">
          <text:p/>
        </draw:connector>
        <draw:connector draw:style-name="gr29" draw:text-style-name="P11" draw:layer="layout" draw:line-skew="0.573cm" svg:x1="19.25cm" svg:y1="19.25cm" svg:x2="29.743cm" svg:y2="20.954cm" draw:start-shape="id5" draw:start-glue-point="3" svg:d="M19250 19250v1750h10493v-46" svg:viewBox="0 0 10494 1751">
          <text:p/>
        </draw:connector>
        <draw:frame draw:style-name="gr30" draw:text-style-name="P8" draw:layer="layout" svg:width="3.004cm" svg:height="0.962cm" svg:x="29.75cm" svg:y="11.038cm">
          <draw:text-box>
            <text:p>RX clock</text:p>
          </draw:text-box>
        </draw:frame>
        <draw:frame draw:style-name="gr31" draw:text-style-name="P8" draw:layer="layout" svg:width="2.936cm" svg:height="0.962cm" svg:x="29.996cm" svg:y="20.488cm">
          <draw:text-box>
            <text:p>TX clock</text:p>
          </draw:text-box>
        </draw:frame>
      </draw:page>
      <draw:page draw:name="page2" draw:style-name="dp1" draw:master-page-name="Predeterminado">
        <draw:custom-shape draw:style-name="gr32" draw:text-style-name="P12" xml:id="id6" draw:id="id6" draw:layer="layout" svg:width="2cm" svg:height="2cm" svg:x="13cm" svg:y="2.5cm">
          <text:p text:style-name="P7"><text:span text:style-name="T5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7" draw:id="id7" draw:layer="layout" svg:width="3cm" svg:height="3cm" svg:x="16.5cm" svg:y="5.25cm">
          <text:p text:style-name="P7"><text:span text:style-name="T5">SEND</text:span></text:p>
          <text:p text:style-name="P7"><text:span text:style-name="T5">DUM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8" draw:id="id8" draw:layer="layout" svg:width="3cm" svg:height="3cm" svg:x="16.5cm" svg:y="10cm">
          <text:p text:style-name="P7"><text:span text:style-name="T5">SEND</text:span></text:p>
          <text:p text:style-name="P7"><text:span text:style-name="T5">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9" draw:id="id9" draw:layer="layout" svg:width="3cm" svg:height="3cm" svg:x="16.5cm" svg:y="14.75cm">
          <text:p text:style-name="P7"><text:span text:style-name="T5">SEND</text:span></text:p>
          <text:p text:style-name="P7"><text:span text:style-name="T5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10" draw:id="id10" draw:layer="layout" svg:width="3cm" svg:height="3cm" svg:x="16.5cm" svg:y="19cm">
          <text:p text:style-name="P7"><text:span text:style-name="T5">SEND</text:span></text:p>
          <text:p text:style-name="P7"><text:span text:style-name="T5">CHECK</text:span></text:p>
          <text:p text:style-name="P7"><text:span text:style-name="T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curve" svg:x1="15cm" svg:y1="3.5cm" svg:x2="18cm" svg:y2="5.25cm" draw:start-shape="id6" draw:start-glue-point="10" draw:end-shape="id7" draw:end-glue-point="4" svg:d="M15000 3500c2000 0 3000 583 3000 1750" svg:viewBox="0 0 3001 1751">
          <text:p/>
        </draw:connector>
        <draw:connector draw:style-name="gr34" draw:text-style-name="P2" draw:layer="layout" draw:type="curve" svg:x1="18cm" svg:y1="8.25cm" svg:x2="18cm" svg:y2="10cm" draw:start-shape="id7" draw:start-glue-point="8" draw:end-shape="id8" draw:end-glue-point="4" svg:d="M18000 8250v1750" svg:viewBox="0 0 1 1751">
          <text:p/>
        </draw:connector>
        <draw:connector draw:style-name="gr35" draw:text-style-name="P2" draw:layer="layout" draw:type="curve" svg:x1="18cm" svg:y1="13cm" svg:x2="18cm" svg:y2="14.75cm" draw:start-shape="id8" draw:start-glue-point="8" draw:end-shape="id9" draw:end-glue-point="4" svg:d="M18000 13000v1750" svg:viewBox="0 0 1 1751">
          <text:p/>
        </draw:connector>
        <draw:connector draw:style-name="gr36" draw:text-style-name="P2" draw:layer="layout" draw:type="curve" svg:x1="18cm" svg:y1="17.75cm" svg:x2="18cm" svg:y2="19cm" draw:start-shape="id9" draw:start-glue-point="8" draw:end-shape="id10" svg:d="M18000 17750v1250" svg:viewBox="0 0 1 1251">
          <text:p/>
        </draw:connector>
        <draw:connector draw:style-name="gr37" draw:text-style-name="P2" draw:layer="layout" draw:type="curve" svg:x1="18cm" svg:y1="22cm" svg:x2="14cm" svg:y2="4.5cm" draw:start-shape="id10" draw:start-glue-point="8" draw:end-shape="id6" svg:d="M18000 22000c0 753-4000 9503-4000-17500" svg:viewBox="0 0 4001 194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0:59:55.827860014</meta:creation-date>
    <dc:date>2024-08-24T23:59:45.083529254</dc:date>
    <meta:editing-duration>PT21M38S</meta:editing-duration>
    <meta:editing-cycles>2</meta:editing-cycles>
    <meta:generator>LibreOffice/24.2.4.2$Linux_X86_64 LibreOffice_project/420$Build-2</meta:generator>
    <meta:document-statistic meta:object-count="50"/>
  </office:meta>
</office:document-meta>
</file>